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1904" officeooo:paragraph-rsid="00081904"/>
    </style:style>
    <style:style style:name="P2" style:family="paragraph" style:parent-style-name="Standard">
      <style:text-properties fo:language="fr" fo:country="CA" officeooo:rsid="00081904" officeooo:paragraph-rsid="00081904" style:font-size-asian="10.5pt"/>
    </style:style>
    <style:style style:name="P3" style:family="paragraph" style:parent-style-name="Standard">
      <style:text-properties fo:language="fr" fo:country="CA" officeooo:rsid="0009cbe2" officeooo:paragraph-rsid="0009cbe2" style:font-size-asian="10.5pt"/>
    </style:style>
    <style:style style:name="P4" style:family="paragraph" style:parent-style-name="Standard">
      <style:text-properties fo:language="fr" fo:country="CA" officeooo:rsid="000b0315" officeooo:paragraph-rsid="000b0315" style:font-size-asian="10.5pt"/>
    </style:style>
    <style:style style:name="P5" style:family="paragraph" style:parent-style-name="Standard">
      <style:text-properties fo:language="fr" fo:country="CA" officeooo:rsid="000eabb2" officeooo:paragraph-rsid="000eabb2" style:font-size-asian="10.5pt"/>
    </style:style>
    <style:style style:name="T1" style:family="text">
      <style:text-properties officeooo:rsid="000bb55d"/>
    </style:style>
    <style:style style:name="T2" style:family="text">
      <style:text-properties officeooo:rsid="001027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 Formation ReactJS</text:p>
      <text:p text:style-name="P2"/>
      <text:p text:style-name="P3"><text:span text:style-name="T2">1. </text:span>Description:</text:p>
      <text:p text:style-name="P3"/>
      <text:p text:style-name="P3">Framework ou bibliothèque dédié uniquement au Front End et à l’interphace client.</text:p>
      <text:p text:style-name="P4">Se base sur une approche basée composan<text:span text:style-name="T1">t, c’est à dire que l’on définit un composant en mélangeant les différents langages (HTML, CSS, JS) plutôt que de coder sur des pages biens séparées selon chaque langage. Ainsi chaque composant agit comme une boite noire où les trois langages sont liés par un commun le JSX.</text:span></text:p>
      <text:p text:style-name="P5">React fonctionne selon une arborescence de composants. Chaques nouveau composant est construit comme une association d’autre – on appelle celà la composition. </text:p>
      <text:p text:style-name="P5">React créé un DOM virtuel qui permet de meilleur performance et surtout une plus grande compatibilité avec les applications (browser, server etc.)</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09:54:02.266924773</meta:creation-date>
    <dc:date>2019-02-13T10:31:46.397773837</dc:date>
    <meta:editing-duration>PT37M41S</meta:editing-duration>
    <meta:editing-cycles>8</meta:editing-cycles>
    <meta:generator>LibreOffice/6.0.6.2$Linux_X86_64 LibreOffice_project/00m0$Build-2</meta:generator>
    <meta:document-statistic meta:table-count="0" meta:image-count="0" meta:object-count="0" meta:page-count="1" meta:paragraph-count="6" meta:word-count="114" meta:character-count="736" meta:non-whitespace-character-count="626"/>
  </office:meta>
</office:document-meta>
</file>